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272in"/>
    </style:style>
    <style:style style:name="co4" style:family="table-column">
      <style:table-column-properties fo:break-before="auto" style:column-width="0.8646in"/>
    </style:style>
    <style:style style:name="co5" style:family="table-column">
      <style:table-column-properties fo:break-before="auto" style:column-width="0.9193in"/>
    </style:style>
    <style:style style:name="co6" style:family="table-column">
      <style:table-column-properties fo:break-before="auto" style:column-width="1.159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dddddd" fo:border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background-color="#dddddd" style:text-align-source="fix" style:repeat-content="false" fo:border="0.0008in solid #000000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ackground-color="#dddddd" fo:border="0.0008in solid #000000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fo:border="0.0008in solid #000000"/>
    </style:style>
    <style:style style:name="ce6" style:family="table-cell" style:parent-style-name="Default" style:data-style-name="N2"/>
    <style:style style:name="ce7" style:family="table-cell" style:parent-style-name="Default" style:data-style-name="N1">
      <style:table-cell-properties fo:border="0.0008in solid #000000"/>
    </style:style>
    <style:style style:name="ce8" style:family="table-cell" style:parent-style-name="Default" style:data-style-name="N1">
      <style:table-cell-properties fo:background-color="#dddddd" fo:border="0.0008in solid #000000"/>
      <style:text-properties fo:font-weight="bold" style:font-weight-asian="bold" style:font-weight-complex="bold"/>
    </style:style>
    <style:style style:name="ce9" style:family="table-cell" style:parent-style-name="Default" style:data-style-name="N117">
      <style:table-cell-properties fo:background-color="#dddddd" fo:border="0.0008in solid #000000"/>
      <style:text-properties fo:font-weight="bold" style:font-weight-asian="bold" style:font-weight-complex="bold"/>
    </style:style>
    <style:style style:name="ce10" style:family="table-cell" style:parent-style-name="Default" style:data-style-name="N117">
      <style:table-cell-properties fo:border="0.0008in solid #000000"/>
    </style:style>
    <style:style style:name="ce11" style:family="table-cell" style:parent-style-name="Default" style:data-style-name="N117"/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number-columns-repeated="2" table:default-cell-style-name="ce6"/>
        <table:table-column table:style-name="co5" table:default-cell-style-name="Default"/>
        <table:table-column table:style-name="co6" table:default-cell-style-name="ce11"/>
        <table:table-row table:style-name="ro1">
          <table:table-cell table:style-name="ce1" office:value-type="string">
            <text:p>String Number</text:p>
          </table:table-cell>
          <table:table-cell table:style-name="ce4" office:value-type="string">
            <text:p>Length (in)</text:p>
          </table:table-cell>
          <table:table-cell table:style-name="ce4" office:value-type="string">
            <text:p>Length (m)</text:p>
          </table:table-cell>
          <table:table-cell table:style-name="ce1" office:value-type="string">
            <text:p>Light Count</text:p>
          </table:table-cell>
          <table:table-cell table:style-name="ce9" office:value-type="string">
            <text:p>Max Power (w)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float" office:value="202.07">
            <text:p>202.07</text:p>
          </table:table-cell>
          <table:table-cell table:style-name="ce5" table:formula="of:=[.B2]*0.0254" office:value-type="float" office:value="5.132578">
            <text:p>5.13</text:p>
          </table:table-cell>
          <table:table-cell table:style-name="ce7" table:formula="of:=[.C2]*30" office:value-type="float" office:value="153.97734">
            <text:p>154</text:p>
          </table:table-cell>
          <table:table-cell table:style-name="ce10" table:formula="of:=9*[.C2]" office:value-type="float" office:value="46.193202">
            <text:p>46.2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float" office:value="48">
            <text:p>48.00</text:p>
          </table:table-cell>
          <table:table-cell table:style-name="ce5" table:formula="of:=[.B3]*0.0254" office:value-type="float" office:value="1.2192">
            <text:p>1.22</text:p>
          </table:table-cell>
          <table:table-cell table:style-name="ce7" table:formula="of:=[.C3]*30" office:value-type="float" office:value="36.576">
            <text:p>37</text:p>
          </table:table-cell>
          <table:table-cell table:style-name="ce10" table:formula="of:=9*[.C3]" office:value-type="float" office:value="10.9728">
            <text:p>11.0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 office:value-type="float" office:value="202.07">
            <text:p>202.07</text:p>
          </table:table-cell>
          <table:table-cell table:style-name="ce5" table:formula="of:=[.B4]*0.0254" office:value-type="float" office:value="5.132578">
            <text:p>5.13</text:p>
          </table:table-cell>
          <table:table-cell table:style-name="ce7" table:formula="of:=[.C4]*30" office:value-type="float" office:value="153.97734">
            <text:p>154</text:p>
          </table:table-cell>
          <table:table-cell table:style-name="ce10" table:formula="of:=9*[.C4]" office:value-type="float" office:value="46.193202">
            <text:p>46.2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5" office:value-type="float" office:value="96">
            <text:p>96.00</text:p>
          </table:table-cell>
          <table:table-cell table:style-name="ce5" table:formula="of:=[.B5]*0.0254" office:value-type="float" office:value="2.4384">
            <text:p>2.44</text:p>
          </table:table-cell>
          <table:table-cell table:style-name="ce7" table:formula="of:=[.C5]*30" office:value-type="float" office:value="73.152">
            <text:p>73</text:p>
          </table:table-cell>
          <table:table-cell table:style-name="ce10" table:formula="of:=9*[.C5]" office:value-type="float" office:value="21.9456">
            <text:p>21.9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5" office:value-type="float" office:value="221.7">
            <text:p>221.70</text:p>
          </table:table-cell>
          <table:table-cell table:style-name="ce5" table:formula="of:=[.B6]*0.0254" office:value-type="float" office:value="5.63118">
            <text:p>5.63</text:p>
          </table:table-cell>
          <table:table-cell table:style-name="ce7" table:formula="of:=[.C6]*30" office:value-type="float" office:value="168.9354">
            <text:p>169</text:p>
          </table:table-cell>
          <table:table-cell table:style-name="ce10" table:formula="of:=9*[.C6]" office:value-type="float" office:value="50.68062">
            <text:p>50.7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5" office:value-type="float" office:value="144">
            <text:p>144.00</text:p>
          </table:table-cell>
          <table:table-cell table:style-name="ce5" table:formula="of:=[.B7]*0.0254" office:value-type="float" office:value="3.6576">
            <text:p>3.66</text:p>
          </table:table-cell>
          <table:table-cell table:style-name="ce7" table:formula="of:=[.C7]*30" office:value-type="float" office:value="109.728">
            <text:p>110</text:p>
          </table:table-cell>
          <table:table-cell table:style-name="ce10" table:formula="of:=9*[.C7]" office:value-type="float" office:value="32.9184">
            <text:p>32.9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5" office:value-type="float" office:value="221.7">
            <text:p>221.70</text:p>
          </table:table-cell>
          <table:table-cell table:style-name="ce5" table:formula="of:=[.B8]*0.0254" office:value-type="float" office:value="5.63118">
            <text:p>5.63</text:p>
          </table:table-cell>
          <table:table-cell table:style-name="ce7" table:formula="of:=[.C8]*30" office:value-type="float" office:value="168.9354">
            <text:p>169</text:p>
          </table:table-cell>
          <table:table-cell table:style-name="ce10" table:formula="of:=9*[.C8]" office:value-type="float" office:value="50.68062">
            <text:p>50.7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office:value-type="float" office:value="192">
            <text:p>192.00</text:p>
          </table:table-cell>
          <table:table-cell table:style-name="ce5" table:formula="of:=[.B9]*0.0254" office:value-type="float" office:value="4.8768">
            <text:p>4.88</text:p>
          </table:table-cell>
          <table:table-cell table:style-name="ce7" table:formula="of:=[.C9]*30" office:value-type="float" office:value="146.304">
            <text:p>146</text:p>
          </table:table-cell>
          <table:table-cell table:style-name="ce10" table:formula="of:=9*[.C9]" office:value-type="float" office:value="43.8912">
            <text:p>43.9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5" office:value-type="float" office:value="221.7">
            <text:p>221.70</text:p>
          </table:table-cell>
          <table:table-cell table:style-name="ce5" table:formula="of:=[.B10]*0.0254" office:value-type="float" office:value="5.63118">
            <text:p>5.63</text:p>
          </table:table-cell>
          <table:table-cell table:style-name="ce7" table:formula="of:=[.C10]*30" office:value-type="float" office:value="168.9354">
            <text:p>169</text:p>
          </table:table-cell>
          <table:table-cell table:style-name="ce10" table:formula="of:=9*[.C10]" office:value-type="float" office:value="50.68062">
            <text:p>50.7</text:p>
          </table:table-cell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5" office:value-type="float" office:value="195.14">
            <text:p>195.14</text:p>
          </table:table-cell>
          <table:table-cell table:style-name="ce5" table:formula="of:=[.B11]*0.0254" office:value-type="float" office:value="4.956556">
            <text:p>4.96</text:p>
          </table:table-cell>
          <table:table-cell table:style-name="ce7" table:formula="of:=[.C11]*30" office:value-type="float" office:value="148.69668">
            <text:p>149</text:p>
          </table:table-cell>
          <table:table-cell table:style-name="ce10" table:formula="of:=9*[.C11]" office:value-type="float" office:value="44.609004">
            <text:p>44.6</text:p>
          </table:table-cell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5" office:value-type="float" office:value="190">
            <text:p>190.00</text:p>
          </table:table-cell>
          <table:table-cell table:style-name="ce5" table:formula="of:=[.B12]*0.0254" office:value-type="float" office:value="4.826">
            <text:p>4.83</text:p>
          </table:table-cell>
          <table:table-cell table:style-name="ce7" table:formula="of:=[.C12]*30" office:value-type="float" office:value="144.78">
            <text:p>145</text:p>
          </table:table-cell>
          <table:table-cell table:style-name="ce10" table:formula="of:=9*[.C12]" office:value-type="float" office:value="43.434">
            <text:p>43.4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5" office:value-type="float" office:value="195.14">
            <text:p>195.14</text:p>
          </table:table-cell>
          <table:table-cell table:style-name="ce5" table:formula="of:=[.B13]*0.0254" office:value-type="float" office:value="4.956556">
            <text:p>4.96</text:p>
          </table:table-cell>
          <table:table-cell table:style-name="ce7" table:formula="of:=[.C13]*30" office:value-type="float" office:value="148.69668">
            <text:p>149</text:p>
          </table:table-cell>
          <table:table-cell table:style-name="ce10" table:formula="of:=9*[.C13]" office:value-type="float" office:value="44.609004">
            <text:p>44.6</text:p>
          </table:table-cell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5" office:value-type="float" office:value="142">
            <text:p>142.00</text:p>
          </table:table-cell>
          <table:table-cell table:style-name="ce5" table:formula="of:=[.B14]*0.0254" office:value-type="float" office:value="3.6068">
            <text:p>3.61</text:p>
          </table:table-cell>
          <table:table-cell table:style-name="ce7" table:formula="of:=[.C14]*30" office:value-type="float" office:value="108.204">
            <text:p>108</text:p>
          </table:table-cell>
          <table:table-cell table:style-name="ce10" table:formula="of:=9*[.C14]" office:value-type="float" office:value="32.4612">
            <text:p>32.5</text:p>
          </table:table-cell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5" office:value-type="float" office:value="195.14">
            <text:p>195.14</text:p>
          </table:table-cell>
          <table:table-cell table:style-name="ce5" table:formula="of:=[.B15]*0.0254" office:value-type="float" office:value="4.956556">
            <text:p>4.96</text:p>
          </table:table-cell>
          <table:table-cell table:style-name="ce7" table:formula="of:=[.C15]*30" office:value-type="float" office:value="148.69668">
            <text:p>149</text:p>
          </table:table-cell>
          <table:table-cell table:style-name="ce10" table:formula="of:=9*[.C15]" office:value-type="float" office:value="44.609004">
            <text:p>44.6</text:p>
          </table:table-cell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5" office:value-type="float" office:value="94">
            <text:p>94.00</text:p>
          </table:table-cell>
          <table:table-cell table:style-name="ce5" table:formula="of:=[.B16]*0.0254" office:value-type="float" office:value="2.3876">
            <text:p>2.39</text:p>
          </table:table-cell>
          <table:table-cell table:style-name="ce7" table:formula="of:=[.C16]*30" office:value-type="float" office:value="71.628">
            <text:p>72</text:p>
          </table:table-cell>
          <table:table-cell table:style-name="ce10" table:formula="of:=9*[.C16]" office:value-type="float" office:value="21.4884">
            <text:p>21.5</text:p>
          </table:table-cell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5" office:value-type="float" office:value="202.07">
            <text:p>202.07</text:p>
          </table:table-cell>
          <table:table-cell table:style-name="ce5" table:formula="of:=[.B17]*0.0254" office:value-type="float" office:value="5.132578">
            <text:p>5.13</text:p>
          </table:table-cell>
          <table:table-cell table:style-name="ce7" table:formula="of:=[.C17]*30" office:value-type="float" office:value="153.97734">
            <text:p>154</text:p>
          </table:table-cell>
          <table:table-cell table:style-name="ce10" table:formula="of:=9*[.C17]" office:value-type="float" office:value="46.193202">
            <text:p>46.2</text:p>
          </table:table-cell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5" office:value-type="float" office:value="46">
            <text:p>46.00</text:p>
          </table:table-cell>
          <table:table-cell table:style-name="ce5" table:formula="of:=[.B18]*0.0254" office:value-type="float" office:value="1.1684">
            <text:p>1.17</text:p>
          </table:table-cell>
          <table:table-cell table:style-name="ce7" table:formula="of:=[.C18]*30" office:value-type="float" office:value="35.052">
            <text:p>35</text:p>
          </table:table-cell>
          <table:table-cell table:style-name="ce10" table:formula="of:=9*[.C18]" office:value-type="float" office:value="10.5156">
            <text:p>10.5</text:p>
          </table:table-cell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5" office:value-type="float" office:value="202">
            <text:p>202.00</text:p>
          </table:table-cell>
          <table:table-cell table:style-name="ce5" table:formula="of:=[.B19]*0.0254" office:value-type="float" office:value="5.1308">
            <text:p>5.13</text:p>
          </table:table-cell>
          <table:table-cell table:style-name="ce7" table:formula="of:=[.C19]*30" office:value-type="float" office:value="153.924">
            <text:p>154</text:p>
          </table:table-cell>
          <table:table-cell table:style-name="ce10" table:formula="of:=9*[.C19]" office:value-type="float" office:value="46.1772">
            <text:p>46.2</text:p>
          </table:table-cell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5" office:value-type="float" office:value="29.7">
            <text:p>29.70</text:p>
          </table:table-cell>
          <table:table-cell table:style-name="ce5" table:formula="of:=[.B20]*0.0254" office:value-type="float" office:value="0.75438">
            <text:p>0.75</text:p>
          </table:table-cell>
          <table:table-cell table:style-name="ce7" table:formula="of:=[.C20]*30" office:value-type="float" office:value="22.6314">
            <text:p>23</text:p>
          </table:table-cell>
          <table:table-cell table:style-name="ce10" table:formula="of:=9*[.C20]" office:value-type="float" office:value="6.78942">
            <text:p>6.8</text:p>
          </table:table-cell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5" office:value-type="float" office:value="77.7">
            <text:p>77.70</text:p>
          </table:table-cell>
          <table:table-cell table:style-name="ce5" table:formula="of:=[.B21]*0.0254" office:value-type="float" office:value="1.97358">
            <text:p>1.97</text:p>
          </table:table-cell>
          <table:table-cell table:style-name="ce7" table:formula="of:=[.C21]*30" office:value-type="float" office:value="59.2074">
            <text:p>59</text:p>
          </table:table-cell>
          <table:table-cell table:style-name="ce10" table:formula="of:=9*[.C21]" office:value-type="float" office:value="17.76222">
            <text:p>17.8</text:p>
          </table:table-cell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5" office:value-type="float" office:value="125.7">
            <text:p>125.70</text:p>
          </table:table-cell>
          <table:table-cell table:style-name="ce5" table:formula="of:=[.B22]*0.0254" office:value-type="float" office:value="3.19278">
            <text:p>3.19</text:p>
          </table:table-cell>
          <table:table-cell table:style-name="ce7" table:formula="of:=[.C22]*30" office:value-type="float" office:value="95.7834">
            <text:p>96</text:p>
          </table:table-cell>
          <table:table-cell table:style-name="ce10" table:formula="of:=9*[.C22]" office:value-type="float" office:value="28.73502">
            <text:p>28.7</text:p>
          </table:table-cell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5" office:value-type="float" office:value="145.43">
            <text:p>145.43</text:p>
          </table:table-cell>
          <table:table-cell table:style-name="ce5" table:formula="of:=[.B23]*0.0254" office:value-type="float" office:value="3.693922">
            <text:p>3.69</text:p>
          </table:table-cell>
          <table:table-cell table:style-name="ce7" table:formula="of:=[.C23]*30" office:value-type="float" office:value="110.81766">
            <text:p>111</text:p>
          </table:table-cell>
          <table:table-cell table:style-name="ce10" table:formula="of:=9*[.C23]" office:value-type="float" office:value="33.245298">
            <text:p>33.2</text:p>
          </table:table-cell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5" office:value-type="float" office:value="147.14">
            <text:p>147.14</text:p>
          </table:table-cell>
          <table:table-cell table:style-name="ce5" table:formula="of:=[.B24]*0.0254" office:value-type="float" office:value="3.737356">
            <text:p>3.74</text:p>
          </table:table-cell>
          <table:table-cell table:style-name="ce7" table:formula="of:=[.C24]*30" office:value-type="float" office:value="112.12068">
            <text:p>112</text:p>
          </table:table-cell>
          <table:table-cell table:style-name="ce10" table:formula="of:=9*[.C24]" office:value-type="float" office:value="33.636204">
            <text:p>33.6</text:p>
          </table:table-cell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5" office:value-type="float" office:value="99.14">
            <text:p>99.14</text:p>
          </table:table-cell>
          <table:table-cell table:style-name="ce5" table:formula="of:=[.B25]*0.0254" office:value-type="float" office:value="2.518156">
            <text:p>2.52</text:p>
          </table:table-cell>
          <table:table-cell table:style-name="ce7" table:formula="of:=[.C25]*30" office:value-type="float" office:value="75.54468">
            <text:p>76</text:p>
          </table:table-cell>
          <table:table-cell table:style-name="ce10" table:formula="of:=9*[.C25]" office:value-type="float" office:value="22.663404">
            <text:p>22.7</text:p>
          </table:table-cell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5" office:value-type="float" office:value="51.14">
            <text:p>51.14</text:p>
          </table:table-cell>
          <table:table-cell table:style-name="ce5" table:formula="of:=[.B26]*0.0254" office:value-type="float" office:value="1.298956">
            <text:p>1.30</text:p>
          </table:table-cell>
          <table:table-cell table:style-name="ce7" table:formula="of:=[.C26]*30" office:value-type="float" office:value="38.96868">
            <text:p>39</text:p>
          </table:table-cell>
          <table:table-cell table:style-name="ce10" table:formula="of:=9*[.C26]" office:value-type="float" office:value="11.690604">
            <text:p>11.7</text:p>
          </table:table-cell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5" office:value-type="float" office:value="215">
            <text:p>215.00</text:p>
          </table:table-cell>
          <table:table-cell table:style-name="ce5" table:formula="of:=[.B27]*0.0254" office:value-type="float" office:value="5.461">
            <text:p>5.46</text:p>
          </table:table-cell>
          <table:table-cell table:style-name="ce7" table:formula="of:=[.C27]*30" office:value-type="float" office:value="163.83">
            <text:p>164</text:p>
          </table:table-cell>
          <table:table-cell table:style-name="ce10" table:formula="of:=9*[.C27]" office:value-type="float" office:value="49.149">
            <text:p>49.1</text:p>
          </table:table-cell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5" office:value-type="float" office:value="215">
            <text:p>215.00</text:p>
          </table:table-cell>
          <table:table-cell table:style-name="ce5" table:formula="of:=[.B28]*0.0254" office:value-type="float" office:value="5.461">
            <text:p>5.46</text:p>
          </table:table-cell>
          <table:table-cell table:style-name="ce7" table:formula="of:=[.C28]*30" office:value-type="float" office:value="163.83">
            <text:p>164</text:p>
          </table:table-cell>
          <table:table-cell table:style-name="ce10" table:formula="of:=9*[.C28]" office:value-type="float" office:value="49.149">
            <text:p>49.1</text:p>
          </table:table-cell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5" office:value-type="float" office:value="215">
            <text:p>215.00</text:p>
          </table:table-cell>
          <table:table-cell table:style-name="ce5" table:formula="of:=[.B29]*0.0254" office:value-type="float" office:value="5.461">
            <text:p>5.46</text:p>
          </table:table-cell>
          <table:table-cell table:style-name="ce7" table:formula="of:=[.C29]*30" office:value-type="float" office:value="163.83">
            <text:p>164</text:p>
          </table:table-cell>
          <table:table-cell table:style-name="ce10" table:formula="of:=9*[.C29]" office:value-type="float" office:value="49.149">
            <text:p>49.1</text:p>
          </table:table-cell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5" office:value-type="float" office:value="215">
            <text:p>215.00</text:p>
          </table:table-cell>
          <table:table-cell table:style-name="ce5" table:formula="of:=[.B30]*0.0254" office:value-type="float" office:value="5.461">
            <text:p>5.46</text:p>
          </table:table-cell>
          <table:table-cell table:style-name="ce7" table:formula="of:=[.C30]*30" office:value-type="float" office:value="163.83">
            <text:p>164</text:p>
          </table:table-cell>
          <table:table-cell table:style-name="ce10" table:formula="of:=9*[.C30]" office:value-type="float" office:value="49.149">
            <text:p>49.1</text:p>
          </table:table-cell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5" office:value-type="float" office:value="215">
            <text:p>215.00</text:p>
          </table:table-cell>
          <table:table-cell table:style-name="ce5" table:formula="of:=[.B31]*0.0254" office:value-type="float" office:value="5.461">
            <text:p>5.46</text:p>
          </table:table-cell>
          <table:table-cell table:style-name="ce7" table:formula="of:=[.C31]*30" office:value-type="float" office:value="163.83">
            <text:p>164</text:p>
          </table:table-cell>
          <table:table-cell table:style-name="ce10" table:formula="of:=9*[.C31]" office:value-type="float" office:value="49.149">
            <text:p>49.1</text:p>
          </table:table-cell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5" office:value-type="float" office:value="215">
            <text:p>215.00</text:p>
          </table:table-cell>
          <table:table-cell table:style-name="ce5" table:formula="of:=[.B32]*0.0254" office:value-type="float" office:value="5.461">
            <text:p>5.46</text:p>
          </table:table-cell>
          <table:table-cell table:style-name="ce7" table:formula="of:=[.C32]*30" office:value-type="float" office:value="163.83">
            <text:p>164</text:p>
          </table:table-cell>
          <table:table-cell table:style-name="ce10" table:formula="of:=9*[.C32]" office:value-type="float" office:value="49.149">
            <text:p>49.1</text:p>
          </table:table-cell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5" office:value-type="float" office:value="215">
            <text:p>215.00</text:p>
          </table:table-cell>
          <table:table-cell table:style-name="ce5" table:formula="of:=[.B33]*0.0254" office:value-type="float" office:value="5.461">
            <text:p>5.46</text:p>
          </table:table-cell>
          <table:table-cell table:style-name="ce7" table:formula="of:=[.C33]*30" office:value-type="float" office:value="163.83">
            <text:p>164</text:p>
          </table:table-cell>
          <table:table-cell table:style-name="ce10" table:formula="of:=9*[.C33]" office:value-type="float" office:value="49.149">
            <text:p>49.1</text:p>
          </table:table-cell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5" office:value-type="float" office:value="215">
            <text:p>215.00</text:p>
          </table:table-cell>
          <table:table-cell table:style-name="ce5" table:formula="of:=[.B34]*0.0254" office:value-type="float" office:value="5.461">
            <text:p>5.46</text:p>
          </table:table-cell>
          <table:table-cell table:style-name="ce7" table:formula="of:=[.C34]*30" office:value-type="float" office:value="163.83">
            <text:p>164</text:p>
          </table:table-cell>
          <table:table-cell table:style-name="ce10" table:formula="of:=9*[.C34]" office:value-type="float" office:value="49.149">
            <text:p>49.1</text:p>
          </table:table-cell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5" office:value-type="float" office:value="80">
            <text:p>80.00</text:p>
          </table:table-cell>
          <table:table-cell table:style-name="ce5" table:formula="of:=[.B35]*0.0254" office:value-type="float" office:value="2.032">
            <text:p>2.03</text:p>
          </table:table-cell>
          <table:table-cell table:style-name="ce7" table:formula="of:=[.C35]*30" office:value-type="float" office:value="60.96">
            <text:p>61</text:p>
          </table:table-cell>
          <table:table-cell table:style-name="ce10" table:formula="of:=9*[.C35]" office:value-type="float" office:value="18.288">
            <text:p>18.3</text:p>
          </table:table-cell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5" office:value-type="float" office:value="169">
            <text:p>169.00</text:p>
          </table:table-cell>
          <table:table-cell table:style-name="ce5" table:formula="of:=[.B36]*0.0254" office:value-type="float" office:value="4.2926">
            <text:p>4.29</text:p>
          </table:table-cell>
          <table:table-cell table:style-name="ce7" table:formula="of:=[.C36]*30" office:value-type="float" office:value="128.778">
            <text:p>129</text:p>
          </table:table-cell>
          <table:table-cell table:style-name="ce10" table:formula="of:=9*[.C36]" office:value-type="float" office:value="38.6334">
            <text:p>38.6</text:p>
          </table:table-cell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5" office:value-type="float" office:value="215">
            <text:p>215.00</text:p>
          </table:table-cell>
          <table:table-cell table:style-name="ce5" table:formula="of:=[.B37]*0.0254" office:value-type="float" office:value="5.461">
            <text:p>5.46</text:p>
          </table:table-cell>
          <table:table-cell table:style-name="ce7" table:formula="of:=[.C37]*30" office:value-type="float" office:value="163.83">
            <text:p>164</text:p>
          </table:table-cell>
          <table:table-cell table:style-name="ce10" table:formula="of:=9*[.C37]" office:value-type="float" office:value="49.149">
            <text:p>49.1</text:p>
          </table:table-cell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5" office:value-type="float" office:value="192">
            <text:p>192.00</text:p>
          </table:table-cell>
          <table:table-cell table:style-name="ce5" table:formula="of:=[.B38]*0.0254" office:value-type="float" office:value="4.8768">
            <text:p>4.88</text:p>
          </table:table-cell>
          <table:table-cell table:style-name="ce7" table:formula="of:=[.C38]*30" office:value-type="float" office:value="146.304">
            <text:p>146</text:p>
          </table:table-cell>
          <table:table-cell table:style-name="ce10" table:formula="of:=9*[.C38]" office:value-type="float" office:value="43.8912">
            <text:p>43.9</text:p>
          </table:table-cell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5" office:value-type="float" office:value="238">
            <text:p>238.00</text:p>
          </table:table-cell>
          <table:table-cell table:style-name="ce5" table:formula="of:=[.B39]*0.0254" office:value-type="float" office:value="6.0452">
            <text:p>6.05</text:p>
          </table:table-cell>
          <table:table-cell table:style-name="ce7" table:formula="of:=[.C39]*30" office:value-type="float" office:value="181.356">
            <text:p>181</text:p>
          </table:table-cell>
          <table:table-cell table:style-name="ce10" table:formula="of:=9*[.C39]" office:value-type="float" office:value="54.4068">
            <text:p>54.4</text:p>
          </table:table-cell>
        </table:table-row>
        <table:table-row table:style-name="ro1">
          <table:table-cell table:style-name="ce3" office:value-type="string">
            <text:p>Total</text:p>
          </table:table-cell>
          <table:table-cell table:style-name="ce4" table:formula="of:=SUM([.B2:.B39])" office:value-type="float" office:value="6300.68">
            <text:p>6300.68</text:p>
          </table:table-cell>
          <table:table-cell table:style-name="ce4" table:formula="of:=SUM([.C2:.C39])" office:value-type="float" office:value="160.037272">
            <text:p>160.04</text:p>
          </table:table-cell>
          <table:table-cell table:style-name="ce8" table:formula="of:=[.C40]*30" office:value-type="float" office:value="4801.11816">
            <text:p>4801</text:p>
          </table:table-cell>
          <table:table-cell table:style-name="ce9" table:formula="of:=9*[.C40]" office:value-type="float" office:value="1440.335448">
            <text:p>1440.3</text:p>
          </table:table-cell>
        </table:table-row>
        <table:table-row table:style-name="ro1" table:number-rows-repeated="104853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7">12/17/2022</text:date>, <text:time>08:2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16T15:18:07.27</meta:creation-date>
    <dc:date>2022-12-17T08:24:39.49</dc:date>
    <meta:editing-duration>PT3H2M53S</meta:editing-duration>
    <meta:editing-cycles>2</meta:editing-cycles>
    <meta:generator>OpenOffice/4.1.11$Win32 OpenOffice.org_project/4111m1$Build-9808</meta:generator>
    <meta:document-statistic meta:table-count="3" meta:cell-count="200" meta:object-count="0"/>
  </office:meta>
</office:document-meta>
</file>